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7000000216A1EAE24.png" manifest:media-type="image/png"/>
  <manifest:file-entry manifest:full-path="Pictures/100000000000002F0000002B50119C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27cm" fo:margin-left="-0.51cm" table:align="left" style:writing-mode="lr-tb"/>
    </style:style>
    <style:style style:name="Table1.A" style:family="table-column">
      <style:table-column-properties style:column-width="3.233cm"/>
    </style:style>
    <style:style style:name="Table1.B" style:family="table-column">
      <style:table-column-properties style:column-width="5.024cm"/>
    </style:style>
    <style:style style:name="Table1.C" style:family="table-column">
      <style:table-column-properties style:column-width="3.501cm"/>
    </style:style>
    <style:style style:name="Table1.D" style:family="table-column">
      <style:table-column-properties style:column-width="3.246cm"/>
    </style:style>
    <style:style style:name="Table1.E" style:family="table-column">
      <style:table-column-properties style:column-width="3.267cm"/>
    </style:style>
    <style:style style:name="Table1.1" style:family="table-row">
      <style:table-row-properties style:min-row-height="0.947cm" fo:keep-together="auto"/>
    </style:style>
    <style:style style:name="Table1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2.323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1.954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officeooo:paragraph-rsid="003421d6" style:font-size-asian="12pt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officeooo:paragraph-rsid="003573e3" style:font-size-asian="12pt" style:font-size-complex="12pt"/>
    </style:style>
    <style:style style:name="P7" style:family="paragraph" style:parent-style-name="Standard">
      <style:text-properties fo:font-size="12pt" officeooo:rsid="0029734b" officeooo:paragraph-rsid="003421d6" style:font-size-asian="12pt" style:font-size-complex="12pt"/>
    </style:style>
    <style:style style:name="P8" style:family="paragraph" style:parent-style-name="Standard">
      <style:text-properties fo:font-size="12pt" officeooo:paragraph-rsid="003573e3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paragraph-rsid="003573e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font-weight="bold" officeooo:paragraph-rsid="003573e3" style:font-weight-asian="bold"/>
    </style:style>
    <style:style style:name="P13" style:family="paragraph" style:parent-style-name="Standard">
      <style:paragraph-properties style:line-height-at-least="0.635cm" fo:text-align="center" style:justify-single-word="false" fo:orphans="0" fo:widows="0" style:text-autospace="none">
        <style:tab-stops>
          <style:tab-stop style:position="1.416cm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line-height-at-least="0.635cm" fo:text-align="center" style:justify-single-word="false" fo:orphans="0" fo:widows="0" style:text-autospace="none">
        <style:tab-stops>
          <style:tab-stop style:position="0.621cm"/>
          <style:tab-stop style:position="1.891cm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style:line-height-at-least="0.635cm" fo:text-align="center" style:justify-single-word="false" fo:orphans="0" fo:widows="0" style:text-autospace="none">
        <style:tab-stops>
          <style:tab-stop style:position="1.258cm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1.27cm"/>
        </style:tab-stops>
      </style:paragraph-properties>
      <style:text-properties fo:color="#000000" fo:font-size="12pt" style:font-size-asian="12pt" style:font-size-complex="12pt"/>
    </style:style>
    <style:style style:name="P18" style:family="paragraph" style:parent-style-name="Standard">
      <style:paragraph-properties fo:orphans="0" fo:widows="0" style:text-autospace="none">
        <style:tab-stops>
          <style:tab-stop style:position="1.27cm"/>
        </style:tab-stops>
      </style:paragraph-properties>
      <style:text-properties fo:color="#000000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officeooo:paragraph-rsid="003573e3" style:font-size-asian="14pt"/>
    </style:style>
    <style:style style:name="P20" style:family="paragraph" style:parent-style-name="Standard">
      <style:text-properties fo:color="#000000" style:font-name="Times New Roman" fo:font-size="12pt" officeooo:paragraph-rsid="003421d6" style:font-size-asian="12pt" style:font-name-complex="Times New Roman" style:font-size-complex="12pt" style:font-weight-complex="bold"/>
    </style:style>
    <style:style style:name="P21" style:family="paragraph" style:parent-style-name="Standard">
      <style:text-properties officeooo:paragraph-rsid="003573e3"/>
    </style:style>
    <style:style style:name="P22" style:family="paragraph" style:parent-style-name="Standard">
      <style:paragraph-properties fo:margin-left="8.89cm" fo:margin-right="0cm" fo:text-indent="0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background-color="#bbbbbb">
        <style:background-image/>
      </style:paragraph-properties>
    </style:style>
    <style:style style:name="P24" style:family="paragraph" style:parent-style-name="Standard">
      <style:paragraph-properties fo:background-color="#bbbbbb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15%" fo:background-color="#bbbbbb">
        <style:background-image/>
      </style:paragraph-properties>
      <style:text-properties fo:font-size="14pt" fo:font-weight="bold" officeooo:paragraph-rsid="003421d6" style:font-size-asian="14pt" style:font-weight-asian="bold" style:font-size-complex="14pt" style:font-weight-complex="bold"/>
    </style:style>
    <style:style style:name="P26" style:family="paragraph" style:parent-style-name="Standard">
      <style:paragraph-properties fo:background-color="#bbbbbb">
        <style:background-image/>
      </style:paragraph-properties>
      <style:text-properties fo:font-size="14pt" fo:font-weight="bold" officeooo:paragraph-rsid="003573e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background-color="#bbbbbb">
        <style:background-image/>
      </style:paragraph-properties>
      <style:text-properties fo:font-size="14pt" fo:font-weight="bold" officeooo:paragraph-rsid="003421d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background-color="#bbbbbb">
        <style:background-image/>
      </style:paragraph-properties>
      <style:text-properties fo:color="#000000" fo:font-size="14pt" fo:font-weight="bold" officeooo:paragraph-rsid="003421d6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212cm" fo:margin-bottom="0cm" loext:contextual-spacing="false"/>
    </style:style>
    <style:style style:name="P30" style:family="paragraph" style:parent-style-name="Standard">
      <style:paragraph-properties fo:margin-top="0.212cm" fo:margin-bottom="0cm" loext:contextual-spacing="false"/>
      <style:text-properties fo:font-size="8pt" style:font-size-asian="8pt" style:font-size-complex="8pt"/>
    </style:style>
    <style:style style:name="P31" style:family="paragraph" style:parent-style-name="Standard">
      <style:paragraph-properties fo:margin-top="0.212cm" fo:margin-bottom="0cm" loext:contextual-spacing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top="0.212cm" fo:margin-bottom="0cm" loext:contextual-spacing="false" fo:text-align="end" style:justify-single-word="false"/>
      <style:text-properties fo:font-size="12pt" fo:font-weight="bold" officeooo:paragraph-rsid="003573e3" style:font-size-asian="12pt" style:font-weight-asian="bold" style:font-size-complex="12pt"/>
    </style:style>
    <style:style style:name="P33" style:family="paragraph" style:parent-style-name="Standard">
      <style:paragraph-properties fo:margin-top="0.212cm" fo:margin-bottom="0cm" loext:contextual-spacing="false" fo:text-align="end" style:justify-single-word="false"/>
      <style:text-properties officeooo:paragraph-rsid="003421d6"/>
    </style:style>
    <style:style style:name="P34" style:family="paragraph" style:parent-style-name="Standard">
      <style:paragraph-properties fo:margin-left="-0.058cm" fo:margin-right="0cm" fo:text-align="center" style:justify-single-word="false" fo:text-indent="0cm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635cm" fo:margin-right="0cm" fo:line-height="115%" fo:text-indent="0cm" style:auto-text-indent="false"/>
      <style:text-properties fo:font-size="12pt" style:font-size-asian="12pt" style:font-size-complex="12pt"/>
    </style:style>
    <style:style style:name="P36" style:family="paragraph" style:parent-style-name="Standard">
      <style:paragraph-properties fo:margin-left="0.635cm" fo:margin-right="0cm" fo:line-height="115%" fo:text-indent="0cm" style:auto-text-indent="false"/>
      <style:text-properties fo:font-size="12pt" officeooo:paragraph-rsid="003421d6" style:font-size-asian="12pt" style:font-size-complex="12pt"/>
    </style:style>
    <style:style style:name="P37" style:family="paragraph" style:parent-style-name="Standard">
      <style:paragraph-properties fo:margin-left="1.27cm" fo:margin-right="0cm" fo:orphans="0" fo:widows="0" fo:text-indent="0cm" style:auto-text-indent="false" style:text-autospace="none">
        <style:tab-stops>
          <style:tab-stop style:position="0.794cm"/>
          <style:tab-stop style:position="1.729cm"/>
        </style:tab-stops>
      </style:paragraph-properties>
      <style:text-properties fo:color="#000000" fo:font-size="12pt" officeooo:paragraph-rsid="003421d6" style:font-size-asian="12pt" style:font-size-complex="12pt"/>
    </style:style>
    <style:style style:name="P38" style:family="paragraph" style:parent-style-name="List_20_Paragraph">
      <style:paragraph-properties fo:margin-left="0cm" fo:margin-right="0cm" fo:margin-top="0cm" fo:margin-bottom="0.353cm" loext:contextual-spacing="true" fo:line-height="115%" fo:text-indent="0cm" style:auto-text-indent="false"/>
      <style:text-properties fo:color="#000000" style:font-name="Times New Roman" fo:font-size="14pt" officeooo:paragraph-rsid="003421d6" style:font-size-asian="14pt" style:font-name-complex="Times New Roman" style:font-size-complex="14pt" style:font-weight-complex="bold"/>
    </style:style>
    <style:style style:name="P39" style:family="paragraph" style:parent-style-name="List_20_Paragraph">
      <style:paragraph-properties fo:margin-left="0cm" fo:margin-right="0cm" fo:margin-top="0cm" fo:margin-bottom="0.353cm" loext:contextual-spacing="true" fo:line-height="115%" fo:text-indent="0cm" style:auto-text-indent="false"/>
      <style:text-properties fo:color="#000000" style:font-name="Times New Roman" fo:font-size="12pt" officeooo:paragraph-rsid="003421d6" style:font-size-asian="12pt" style:font-name-complex="Times New Roman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.353cm" loext:contextual-spacing="true" fo:line-height="115%" fo:text-indent="0cm" style:auto-text-indent="false" fo:background-color="#bbbbbb">
        <style:background-image/>
      </style:paragraph-properties>
      <style:text-properties fo:color="#000000" style:font-name="Times New Roman" fo:font-size="14pt" fo:font-weight="bold" officeooo:rsid="0030732e" officeooo:paragraph-rsid="003421d6" style:font-size-asian="14pt" style:font-weight-asian="bold" style:font-name-complex="Times New Roman" style:font-size-complex="14pt" style:font-weight-complex="bold"/>
    </style:style>
    <style:style style:name="P41" style:family="paragraph" style:parent-style-name="Text_20_body">
      <style:paragraph-properties fo:line-height="100%" fo:text-align="center" style:justify-single-word="false"/>
      <style:text-properties fo:font-size="12pt" style:font-size-asian="12pt" style:font-size-complex="12pt"/>
    </style:style>
    <style:style style:name="P42" style:family="paragraph" style:parent-style-name="Text_20_body">
      <style:paragraph-properties fo:margin-left="0.6cm" fo:margin-right="0cm" fo:margin-top="0.106cm" fo:margin-bottom="0.106cm" loext:contextual-spacing="false" fo:line-height="100%" fo:text-align="start" style:justify-single-word="false" fo:text-indent="0cm" style:auto-text-indent="false"/>
      <style:text-properties fo:font-size="12pt" officeooo:paragraph-rsid="003573e3" style:font-size-asian="12pt" style:font-size-complex="12pt"/>
    </style:style>
    <style:style style:name="P43" style:family="paragraph" style:parent-style-name="Comment_20_Text">
      <style:paragraph-properties fo:text-align="center" style:justify-single-word="false"/>
      <style:text-properties fo:font-size="12pt" fo:language="en" fo:country="IN" fo:font-weight="bold" style:font-size-asian="12pt" style:language-asian="en" style:country-asian="IN" style:font-weight-asian="bold" style:font-size-complex="12pt"/>
    </style:style>
    <style:style style:name="P44" style:family="paragraph" style:parent-style-name="Comment_20_Text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8.361cm"/>
        </style:tab-stops>
      </style:paragraph-properties>
      <style:text-properties fo:font-size="14pt" style:font-size-asian="14pt" style:font-size-complex="14pt"/>
    </style:style>
    <style:style style:name="P45" style:family="paragraph" style:parent-style-name="Table_20_Text">
      <style:paragraph-properties fo:text-align="center" style:justify-single-word="false"/>
    </style:style>
    <style:style style:name="P46" style:family="paragraph" style:parent-style-name="Table_20_Text">
      <style:paragraph-properties fo:text-align="center" style:justify-single-word="false"/>
      <style:text-properties style:font-weight-complex="bold"/>
    </style:style>
    <style:style style:name="P47" style:family="paragraph" style:parent-style-name="List_20_Paragraph">
      <style:paragraph-properties fo:margin-top="0cm" fo:margin-bottom="0.353cm" loext:contextual-spacing="true" fo:line-height="115%"/>
      <style:text-properties fo:color="#000000" style:font-name="Times New Roman" fo:font-size="12pt" officeooo:paragraph-rsid="003421d6" style:font-size-asian="12pt" style:font-name-complex="Times New Roman" style:font-size-complex="12pt" style:font-weight-complex="bold"/>
    </style:style>
    <style:style style:name="P48" style:family="paragraph" style:parent-style-name="Standard" style:master-page-name="Standard">
      <style:paragraph-properties style:page-number="auto"/>
      <style:text-properties fo:font-size="18pt" fo:font-weight="bold" style:font-size-asian="18pt" style:font-weight-asian="bold" style:font-size-complex="18pt"/>
    </style:style>
    <style:style style:name="P49" style:family="paragraph" style:parent-style-name="Standard" style:list-style-name="WW8Num10"/>
    <style:style style:name="P50" style:family="paragraph" style:parent-style-name="Standard">
      <style:paragraph-properties fo:background-color="#bbbbbb">
        <style:background-image/>
      </style:paragraph-properties>
      <style:text-properties fo:font-size="14pt" fo:font-weight="bold" officeooo:paragraph-rsid="003573e3" style:font-size-asian="14pt" style:font-weight-asian="bold" style:font-size-complex="14pt" style:font-weight-complex="bold"/>
    </style:style>
    <style:style style:name="P51" style:family="paragraph" style:parent-style-name="Standard" style:master-page-name="">
      <style:paragraph-properties fo:margin-left="0cm" fo:margin-right="0cm" fo:margin-top="0cm" fo:margin-bottom="0.353cm" loext:contextual-spacing="true" fo:line-height="115%" fo:orphans="2" fo:widows="2" fo:text-indent="0cm" style:auto-text-indent="false" style:page-number="auto" fo:background-color="#bbbbbb" style:writing-mode="lr-tb">
        <style:background-image/>
      </style:paragraph-properties>
      <style:text-properties fo:color="#000000" style:font-name="Times New Roman" fo:font-size="14pt" officeooo:rsid="003459c5" officeooo:paragraph-rsid="003459c5" style:font-size-asian="14pt" style:font-name-complex="Times New Roman" style:font-size-complex="14pt" style:font-weight-complex="bold"/>
    </style:style>
    <style:style style:name="P52" style:family="paragraph" style:parent-style-name="List_20_Paragraph" style:list-style-name="WW8Num16">
      <style:paragraph-properties fo:margin-top="0cm" fo:margin-bottom="0.353cm" loext:contextual-spacing="true" fo:line-height="115%"/>
    </style:style>
    <style:style style:name="P53" style:family="paragraph" style:parent-style-name="List_20_Paragraph" style:list-style-name="WW8Num18">
      <style:paragraph-properties fo:margin-top="0cm" fo:margin-bottom="0.353cm" loext:contextual-spacing="true" fo:line-height="115%"/>
      <style:text-properties officeooo:paragraph-rsid="003421d6"/>
    </style:style>
    <style:style style:name="P54" style:family="paragraph" style:parent-style-name="List_20_Paragraph" style:list-style-name="WW8Num16">
      <style:paragraph-properties fo:margin-top="0cm" fo:margin-bottom="0.353cm" loext:contextual-spacing="true" fo:line-height="115%"/>
      <style:text-properties fo:font-weight="normal" officeooo:rsid="003aaf43" officeooo:paragraph-rsid="003aaf43" style:font-weight-asian="normal" style:font-weight-complex="normal"/>
    </style:style>
    <style:style style:name="P55" style:family="paragraph" style:parent-style-name="List_20_Paragraph" style:list-style-name="WW8Num10">
      <style:paragraph-properties fo:margin-top="0cm" fo:margin-bottom="0.353cm" loext:contextual-spacing="true" fo:line-height="115%"/>
      <style:text-properties fo:color="#000000" style:font-name="Times New Roman" fo:font-size="12pt" officeooo:rsid="00259927" officeooo:paragraph-rsid="003421d6" style:font-size-asian="12pt" style:font-name-complex="Times New Roman" style:font-size-complex="12pt" style:font-weight-complex="bold"/>
    </style:style>
    <style:style style:name="P56" style:family="paragraph" style:parent-style-name="List_20_Paragraph" style:list-style-name="WW8Num6">
      <style:paragraph-properties fo:margin-top="0cm" fo:margin-bottom="0.353cm" loext:contextual-spacing="true" fo:line-height="115%"/>
      <style:text-properties fo:color="#000000" style:font-name="Times New Roman" fo:font-size="12pt" officeooo:rsid="00259927" officeooo:paragraph-rsid="003421d6" style:font-size-asian="12pt" style:font-name-complex="Times New Roman" style:font-size-complex="12pt" style:font-weight-complex="bold"/>
    </style:style>
    <style:style style:name="P57" style:family="paragraph" style:parent-style-name="List_20_Paragraph" style:list-style-name="WW8Num10">
      <style:paragraph-properties fo:margin-top="0cm" fo:margin-bottom="0.353cm" loext:contextual-spacing="true" fo:line-height="115%"/>
      <style:text-properties fo:color="#000000" style:font-name="Times New Roman" fo:font-size="12pt" officeooo:rsid="002c7b33" officeooo:paragraph-rsid="0040c1bb" style:font-size-asian="12pt" style:font-name-complex="Times New Roman" style:font-size-complex="12pt" style:font-weight-complex="bold"/>
    </style:style>
    <style:style style:name="P58" style:family="paragraph" style:parent-style-name="List_20_Paragraph" style:list-style-name="WW8Num10">
      <style:paragraph-properties fo:margin-top="0cm" fo:margin-bottom="0.353cm" loext:contextual-spacing="true" fo:line-height="115%"/>
      <style:text-properties fo:color="#000000" style:font-name="Times New Roman" fo:font-size="12pt" officeooo:rsid="002af316" officeooo:paragraph-rsid="003421d6" style:font-size-asian="12pt" style:font-name-complex="Times New Roman" style:font-size-complex="12pt" style:font-weight-complex="bold"/>
    </style:style>
    <style:style style:name="P59" style:family="paragraph" style:parent-style-name="List_20_Paragraph" style:list-style-name="WW8Num10">
      <style:paragraph-properties fo:margin-top="0cm" fo:margin-bottom="0.353cm" loext:contextual-spacing="true" fo:line-height="115%"/>
      <style:text-properties fo:color="#000000" style:font-name="Times New Roman" fo:font-size="12pt" officeooo:rsid="0023d0d4" officeooo:paragraph-rsid="003421d6" style:font-size-asian="12pt" style:font-name-complex="Times New Roman" style:font-size-complex="12pt" style:font-weight-complex="bold"/>
    </style:style>
    <style:style style:name="P60" style:family="paragraph" style:parent-style-name="List_20_Paragraph" style:list-style-name="WW8Num10">
      <style:paragraph-properties fo:margin-top="0cm" fo:margin-bottom="0.353cm" loext:contextual-spacing="true" fo:line-height="115%"/>
      <style:text-properties fo:color="#000000" style:font-name="Times New Roman" fo:font-size="12pt" officeooo:rsid="0027f20b" officeooo:paragraph-rsid="0040bb1e" style:font-size-asian="12pt" style:font-name-complex="Times New Roman" style:font-size-complex="12pt" style:font-weight-complex="bold"/>
    </style:style>
    <style:style style:name="P61" style:family="paragraph" style:parent-style-name="List_20_Paragraph" style:list-style-name="WW8Num10">
      <style:paragraph-properties fo:margin-top="0cm" fo:margin-bottom="0.353cm" loext:contextual-spacing="true" fo:line-height="115%"/>
      <style:text-properties fo:color="#000000" style:font-name="Times New Roman" fo:font-size="12pt" officeooo:rsid="003c633c" officeooo:paragraph-rsid="003c633c" style:font-size-asian="12pt" style:font-name-complex="Times New Roman" style:font-size-complex="12pt" style:font-weight-complex="bold"/>
    </style:style>
    <style:style style:name="P62" style:family="paragraph" style:parent-style-name="List_20_Paragraph" style:list-style-name="WW8Num10">
      <style:paragraph-properties fo:margin-top="0cm" fo:margin-bottom="0.353cm" loext:contextual-spacing="true" fo:line-height="115%"/>
      <style:text-properties fo:color="#000000" style:font-name="Times New Roman" fo:font-size="12pt" officeooo:rsid="0040c1bb" officeooo:paragraph-rsid="0040c1bb" style:font-size-asian="12pt" style:font-name-complex="Times New Roman" style:font-size-complex="12pt" style:font-weight-complex="bold"/>
    </style:style>
    <style:style style:name="P63" style:family="paragraph" style:parent-style-name="List_20_Paragraph" style:list-style-name="WW8Num10">
      <style:paragraph-properties fo:margin-top="0cm" fo:margin-bottom="0.353cm" loext:contextual-spacing="true" fo:line-height="115%" fo:text-align="justify" style:justify-single-word="false"/>
      <style:text-properties fo:color="#000000" style:font-name="Times New Roman" fo:font-size="12pt" officeooo:rsid="0040bb1e" officeooo:paragraph-rsid="0040bb1e" style:font-size-asian="12pt" style:font-name-complex="Times New Roman" style:font-size-complex="12pt" style:font-weight-complex="bold"/>
    </style:style>
    <style:style style:name="P64" style:family="paragraph" style:parent-style-name="List_20_Paragraph" style:list-style-name="WW8Num10">
      <style:paragraph-properties fo:margin-top="0cm" fo:margin-bottom="0.353cm" loext:contextual-spacing="true" fo:line-height="115%" fo:text-align="justify" style:justify-single-word="false"/>
      <style:text-properties fo:color="#000000" style:font-name="Times New Roman" fo:font-size="12pt" officeooo:rsid="003459c5" officeooo:paragraph-rsid="003459c5" style:font-size-asian="12pt" style:font-name-complex="Times New Roman" style:font-size-complex="12pt" style:font-weight-complex="bold"/>
    </style:style>
    <style:style style:name="P65" style:family="paragraph" style:parent-style-name="List_20_Paragraph" style:list-style-name="WW8Num6">
      <style:paragraph-properties fo:margin-top="0cm" fo:margin-bottom="0.353cm" loext:contextual-spacing="true" fo:line-height="115%"/>
      <style:text-properties fo:color="#000000" style:font-name="Times New Roman" fo:font-size="12pt" officeooo:paragraph-rsid="003421d6" style:font-size-asian="12pt" style:font-name-complex="Times New Roman" style:font-size-complex="12pt" style:font-weight-complex="bold"/>
    </style:style>
    <style:style style:name="P66" style:family="paragraph" style:parent-style-name="List_20_Paragraph" style:list-style-name="WW8Num6">
      <style:paragraph-properties fo:margin-top="0cm" fo:margin-bottom="0.353cm" loext:contextual-spacing="true" fo:line-height="115%"/>
      <style:text-properties fo:color="#000000" style:font-name="Times New Roman" fo:font-size="12pt" officeooo:rsid="003a012a" officeooo:paragraph-rsid="0044bd91" style:font-size-asian="12pt" style:font-name-complex="Times New Roman" style:font-size-complex="12pt" style:font-weight-complex="bold"/>
    </style:style>
    <style:style style:name="P67" style:family="paragraph" style:parent-style-name="List_20_Paragraph" style:list-style-name="WW8Num6">
      <style:paragraph-properties fo:margin-top="0cm" fo:margin-bottom="0.353cm" loext:contextual-spacing="true" fo:line-height="115%"/>
      <style:text-properties fo:color="#000000" style:font-name="Times New Roman" fo:font-size="12pt" officeooo:rsid="002fc382" officeooo:paragraph-rsid="003806be" style:font-size-asian="12pt" style:font-name-complex="Times New Roman" style:font-size-complex="12pt" style:font-weight-complex="bold"/>
    </style:style>
    <style:style style:name="P68" style:family="paragraph" style:parent-style-name="List_20_Paragraph" style:list-style-name="WW8Num18">
      <style:paragraph-properties fo:margin-top="0cm" fo:margin-bottom="0.353cm" loext:contextual-spacing="true" fo:line-height="115%"/>
      <style:text-properties fo:color="#000000" style:font-name="Times New Roman" fo:font-size="12pt" officeooo:rsid="0030732e" officeooo:paragraph-rsid="003421d6" style:font-size-asian="12pt" style:font-name-complex="Times New Roman" style:font-size-complex="12pt" style:font-weight-complex="bold"/>
    </style:style>
    <style:style style:name="P69" style:family="paragraph" style:parent-style-name="List_20_Paragraph" style:list-style-name="WW8Num18">
      <style:paragraph-properties fo:margin-top="0cm" fo:margin-bottom="0.353cm" loext:contextual-spacing="true" fo:line-height="115%" fo:orphans="0" fo:widows="0" style:text-autospace="none">
        <style:tab-stops>
          <style:tab-stop style:position="0.794cm"/>
          <style:tab-stop style:position="1.729cm"/>
        </style:tab-stops>
      </style:paragraph-properties>
      <style:text-properties fo:color="#000000" style:font-name="Times New Roman" fo:font-size="12pt" officeooo:rsid="0030732e" officeooo:paragraph-rsid="003421d6" style:font-size-asian="12pt" style:font-name-complex="Times New Roman" style:font-size-complex="12pt" style:font-weight-complex="bold"/>
    </style:style>
    <style:style style:name="T1" style:family="text">
      <style:text-properties fo:font-weight="bold" style:language-asian="ko" style:country-asian="KR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c0c0c0" loext:char-shading-value="0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fee2c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fee2c" style:font-size-asian="12pt" style:font-size-complex="12pt"/>
    </style:style>
    <style:style style:name="T10" style:family="text">
      <style:text-properties fo:font-size="12pt" officeooo:rsid="00319573" style:font-size-asian="12pt" style:font-size-complex="12pt"/>
    </style:style>
    <style:style style:name="T11" style:family="text">
      <style:text-properties fo:font-size="12pt" officeooo:rsid="00337f8b" style:font-size-asian="12pt" style:font-size-complex="12pt"/>
    </style:style>
    <style:style style:name="T12" style:family="text">
      <style:text-properties fo:font-size="12pt" fo:font-weight="bold" style:font-size-asian="12pt" style:language-asian="ko" style:country-asian="KR" style:font-weight-asian="bold" style:font-size-complex="12pt"/>
    </style:style>
    <style:style style:name="T13" style:family="text">
      <style:text-properties fo:font-size="12pt" fo:font-weight="bold" officeooo:rsid="003421d6" style:font-size-asian="12pt" style:language-asian="ko" style:country-asian="KR" style:font-weight-asian="bold" style:font-size-complex="12pt"/>
    </style:style>
    <style:style style:name="T14" style:family="text">
      <style:text-properties fo:font-size="12pt" fo:font-weight="bold" officeooo:rsid="003ce427" style:font-size-asian="12pt" style:language-asian="ko" style:country-asian="KR" style:font-weight-asian="bold" style:font-size-complex="12pt"/>
    </style:style>
    <style:style style:name="T15" style:family="text">
      <style:text-properties fo:font-size="12pt" fo:font-weight="bold" officeooo:rsid="003d283c" style:font-size-asian="12pt" style:language-asian="ko" style:country-asian="KR" style:font-weight-asian="bold" style:font-size-complex="12pt"/>
    </style:style>
    <style:style style:name="T16" style:family="text"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7" style:family="text">
      <style:text-properties fo:color="#000000" style:font-name="Times New Roman" fo:font-size="12pt" fo:font-weight="bold" officeooo:rsid="0021e0fc" style:font-size-asian="12pt" style:font-weight-asian="bold" style:font-name-complex="Times New Roman" style:font-size-complex="12pt" style:font-weight-complex="bold"/>
    </style:style>
    <style:style style:name="T18" style:family="text">
      <style:text-properties fo:color="#000000" style:font-name="Times New Roman" fo:font-size="12pt" fo:font-weight="bold" officeooo:rsid="003ecf8f" style:font-size-asian="12pt" style:font-weight-asian="bold" style:font-name-complex="Times New Roman" style:font-size-complex="12pt" style:font-weight-complex="bold"/>
    </style:style>
    <style:style style:name="T19" style:family="text">
      <style:text-properties fo:color="#000000" style:font-name="Times New Roman" fo:font-size="12pt" style:font-size-asian="12pt" style:font-name-complex="Times New Roman" style:font-size-complex="12pt"/>
    </style:style>
    <style:style style:name="T20" style:family="text">
      <style:text-properties fo:color="#000000" style:font-name="Times New Roman" fo:font-size="12pt" style:font-size-asian="12pt" style:font-name-complex="Times New Roman" style:font-size-complex="12pt" style:font-weight-complex="bold"/>
    </style:style>
    <style:style style:name="T21" style:family="text">
      <style:text-properties fo:color="#000000" style:font-name="Times New Roman" fo:font-size="12pt" officeooo:rsid="0030732e" style:font-size-asian="12pt" style:font-name-complex="Times New Roman" style:font-size-complex="12pt" style:font-weight-complex="bold"/>
    </style:style>
    <style:style style:name="T22" style:family="text">
      <style:text-properties fo:color="#000000" style:font-name="Times New Roman" fo:font-size="12pt" officeooo:rsid="003459c5" style:font-size-asian="12pt" style:font-name-complex="Times New Roman" style:font-size-complex="12pt" style:font-weight-complex="bold"/>
    </style:style>
    <style:style style:name="T23" style:family="text">
      <style:text-properties fo:color="#000000" style:font-name="Times New Roman" fo:font-size="12pt" officeooo:rsid="003ecf8f" style:font-size-asian="12pt" style:font-name-complex="Times New Roman" style:font-size-complex="12pt" style:font-weight-complex="bold"/>
    </style:style>
    <style:style style:name="T24" style:family="text">
      <style:text-properties fo:color="#000000" style:font-name="Times New Roman" fo:font-size="12pt" officeooo:rsid="0021e0fc" style:font-size-asian="12pt" style:font-name-complex="Times New Roman" style:font-size-complex="12pt"/>
    </style:style>
    <style:style style:name="T25" style:family="text"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26" style:family="text">
      <style:text-properties fo:color="#000000" style:text-position="super 58%" style:font-name="Times New Roman" fo:font-size="12pt" style:font-size-asian="12pt" style:font-name-complex="Times New Roman" style:font-size-complex="12pt" style:font-weight-complex="bold"/>
    </style:style>
    <style:style style:name="T27" style:family="text">
      <style:text-properties style:text-position="super 58%"/>
    </style:style>
    <style:style style:name="T28" style:family="text">
      <style:text-properties style:text-position="super 58%" fo:font-size="12pt" style:font-size-asian="12pt" style:font-size-complex="12pt"/>
    </style:style>
    <style:style style:name="T29" style:family="text">
      <style:text-properties style:font-name="Times New Roman" fo:font-size="12pt" style:font-size-asian="12pt" style:font-name-complex="Times New Roman" style:font-size-complex="12pt"/>
    </style:style>
    <style:style style:name="T30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1" style:family="text">
      <style:text-properties officeooo:rsid="0029734b"/>
    </style:style>
    <style:style style:name="T32" style:family="text">
      <style:text-properties officeooo:rsid="002fad3f"/>
    </style:style>
    <style:style style:name="T33" style:family="text">
      <style:text-properties officeooo:rsid="002fc382"/>
    </style:style>
    <style:style style:name="T34" style:family="text">
      <style:text-properties officeooo:rsid="0030732e"/>
    </style:style>
    <style:style style:name="T35" style:family="text">
      <style:text-properties officeooo:rsid="003806be"/>
    </style:style>
    <style:style style:name="T36" style:family="text">
      <style:text-properties officeooo:rsid="003a012a"/>
    </style:style>
    <style:style style:name="T37" style:family="text">
      <style:text-properties officeooo:rsid="003ecf8f"/>
    </style:style>
    <style:style style:name="T38" style:family="text">
      <style:text-properties officeooo:rsid="0040bb1e"/>
    </style:style>
    <style:style style:name="T39" style:family="text">
      <style:text-properties officeooo:rsid="0040c1bb"/>
    </style:style>
    <style:style style:name="T40" style:family="text">
      <style:text-properties officeooo:rsid="00441cb7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 text:c="3"/></text:p>
      <text:p text:style-name="Standard"><text:span text:style-name="T3"><text:s text:c="3"/>ANANDHAMOORTHY.J</text:span><text:span text:style-name="T6"><text:tab/> <text:s text:c="30"/></text:span></text:p>
      <text:p text:style-name="P22"><text:s text:c="8"/></text:p>
      <text:p text:style-name="P22"/>
      <text:p text:style-name="P22"><text:s text:c="18"/></text:p>
      <text:p text:style-name="P22"><text:s text:c="21"/>No.2/42, Main Road,</text:p>
      <text:p text:style-name="P1"><draw:frame draw:style-name="fr1" draw:name="Picture 2" text:anchor-type="char" svg:x="0.268cm" svg:y="0.4cm" svg:width="0.626cm" svg:height="0.767cm" draw:z-index="0"><draw:image xlink:href="Pictures/100000000000002F0000002B50119C30.png" xlink:type="simple" xlink:show="embed" xlink:actuate="onLoad"/></draw:frame> <text:s text:c="82"/>Mambalapattu,</text:p>
      <text:p text:style-name="Comment_20_Text"><text:span text:style-name="T6"><text:s text:c="2"/></text:span><text:span text:style-name="T7">9043475346</text:span><text:span text:style-name="T6"><text:tab/> <text:s text:c="51"/>Villupuram-605302.</text:span></text:p>
      <text:p text:style-name="P44"><draw:frame draw:style-name="fr1" draw:name="Picture 3" text:anchor-type="char" svg:x="-0.82cm" svg:y="0.009cm" svg:width="0.626cm" svg:height="0.582cm" draw:z-index="1"><draw:image xlink:href="Pictures/1000000000000027000000216A1EAE24.png" xlink:type="simple" xlink:show="embed" xlink:actuate="onLoad"/></draw:frame>janandbackup@gmail.com <text:s text:c="35"/></text:p>
      <text:p text:style-name="P43"/>
      <text:p text:style-name="Standard"/>
      <text:p text:style-name="P2"/>
      <text:p text:style-name="P2"/>
      <text:p text:style-name="P24"><text:s/>CAREER OBJECTIVE :</text:p>
      <text:p text:style-name="P3"/>
      <text:p text:style-name="P3">Seeking a challenging position in <text:span text:style-name="T40">a</text:span> software company that offers professional growth and ample opportunity to learn and enrich my competencies in my profession.</text:p>
      <text:p text:style-name="P1"/>
      <text:p text:style-name="P23"><text:span text:style-name="T4">EDUCATIONAL PROFICIENCY:</text:span><text:span text:style-name="T5"> <text:s text:c="54"/></text:span></text:p>
      <text:p text:style-name="P30"/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4">DEGREE /</text:p>
            <text:p text:style-name="P34">COURSE</text:p>
          </table:table-cell>
          <table:table-cell table:style-name="Table1.A1" office:value-type="string">
            <text:p text:style-name="P16">NAME OF INSTITUTION</text:p>
          </table:table-cell>
          <table:table-cell table:style-name="Table1.A1" office:value-type="string">
            <text:p text:style-name="P14">BOARD /</text:p>
            <text:p text:style-name="P16">UNIVERSITY</text:p>
          </table:table-cell>
          <table:table-cell table:style-name="Table1.A1" office:value-type="string">
            <text:p text:style-name="P13">YEAR OF</text:p>
            <text:p text:style-name="P16">PASSING</text:p>
          </table:table-cell>
          <table:table-cell table:style-name="Table1.E1" office:value-type="string">
            <text:p text:style-name="P15">PERCENTGE 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7">B.E</text:p>
            <text:p text:style-name="P18"/>
          </table:table-cell>
          <table:table-cell table:style-name="Table1.B2" office:value-type="string">
            <text:p text:style-name="P46">IFET College of Engineering,Villupuram</text:p>
          </table:table-cell>
          <table:table-cell table:style-name="Table1.C2" office:value-type="string">
            <text:p text:style-name="P41">Anna University</text:p>
          </table:table-cell>
          <table:table-cell table:style-name="Table1.D2" office:value-type="string">
            <text:p text:style-name="P4">2011-2015</text:p>
            <text:p text:style-name="P4"/>
          </table:table-cell>
          <table:table-cell table:style-name="Table1.E2" office:value-type="string">
            <text:p text:style-name="P11">60%</text:p>
          </table:table-cell>
        </table:table-row>
        <table:table-row table:style-name="Table1.3">
          <table:table-cell table:style-name="Table1.A3" office:value-type="string">
            <text:p text:style-name="P17">H.S.C</text:p>
          </table:table-cell>
          <table:table-cell table:style-name="Table1.B3" office:value-type="string">
            <text:p text:style-name="P4">Corporation Higher Secondary School,Ayanavaram</text:p>
            <text:p text:style-name="P4"/>
          </table:table-cell>
          <table:table-cell table:style-name="Table1.C3" office:value-type="string">
            <text:p text:style-name="P41">Tamilnadu</text:p>
            <text:p text:style-name="P41">State Board</text:p>
          </table:table-cell>
          <table:table-cell table:style-name="Table1.D3" office:value-type="string">
            <text:p text:style-name="P4">2011</text:p>
          </table:table-cell>
          <table:table-cell table:style-name="Table1.E3" office:value-type="string">
            <text:p text:style-name="P45">78%</text:p>
          </table:table-cell>
        </table:table-row>
        <table:table-row table:style-name="Table1.3">
          <table:table-cell table:style-name="Table1.A4" office:value-type="string">
            <text:p text:style-name="P17">S.S.L.C</text:p>
          </table:table-cell>
          <table:table-cell table:style-name="Table1.B4" office:value-type="string">
            <text:p text:style-name="P4">Corporation Higher Secondary School,Ayanavaram</text:p>
            <text:p text:style-name="P46"/>
          </table:table-cell>
          <table:table-cell table:style-name="Table1.C4" office:value-type="string">
            <text:p text:style-name="P41">Tamilnadu</text:p>
            <text:p text:style-name="P41">State Board</text:p>
          </table:table-cell>
          <table:table-cell table:style-name="Table1.D4" office:value-type="string">
            <text:p text:style-name="P4">2009</text:p>
          </table:table-cell>
          <table:table-cell table:style-name="Table1.E4" office:value-type="string">
            <text:p text:style-name="P45">85%</text:p>
          </table:table-cell>
        </table:table-row>
      </table:table>
      <text:p text:style-name="P31"/>
      <text:p text:style-name="P31"/>
      <text:p text:style-name="P29"><text:span text:style-name="T8">*(upto </text:span><text:span text:style-name="T9">6</text:span><text:span text:style-name="T28">rd</text:span><text:span text:style-name="T8"> SEM)</text:span></text:p>
      <text:p text:style-name="P31"/>
      <text:p text:style-name="P31"/>
      <text:p text:style-name="P24">TECHNICAL SKILLS:</text:p>
      <text:p text:style-name="P35"/>
      <text:p text:style-name="P35"/>
      <text:list xml:id="list6725299729860034697" text:style-name="WW8Num16">
        <text:list-item>
          <text:p text:style-name="P52"><text:span text:style-name="T29">Programming Languages</text:span><text:span text:style-name="T30">:</text:span><text:span text:style-name="T29"> <text:s/></text:span><text:span text:style-name="T30">C, C++,</text:span><text:span text:style-name="T17">HTML,CSS,JavaScript,</text:span><text:span text:style-name="T18">Jquery</text:span></text:p>
        </text:list-item>
        <text:list-item>
          <text:p text:style-name="P54"><text:span text:style-name="T24">L</text:span><text:span text:style-name="T19">ittle Familiar with </text:span><text:span text:style-name="T24">Ruby On Rails</text:span></text:p>
        </text:list-item>
        <text:list-item>
          <text:p text:style-name="P52"><text:span text:style-name="T20">Completed </text:span><text:span text:style-name="T16">Computer Hardware and Maintenance courses</text:span></text:p>
        </text:list-item>
        <text:list-item>
          <text:p text:style-name="P52"><text:span text:style-name="T20">Completed</text:span><text:span text:style-name="T16"> Type writing</text:span><text:span text:style-name="T25"> </text:span></text:p>
        </text:list-item>
      </text:list>
      <text:p text:style-name="P29"/>
      <text:p text:style-name="P29"/>
      <text:p text:style-name="P29"/>
      <text:p text:style-name="P29"><text:soft-page-break/></text:p>
      <text:p text:style-name="P29"/>
      <text:p text:style-name="P27">HONORS:</text:p>
      <text:p text:style-name="P36"/>
      <text:list xml:id="list30024851434772788" text:style-name="WW8Num10">
        <text:list-item>
          <text:p text:style-name="P49"><text:span text:style-name="T20">School Pupil Leader in 11</text:span><text:span text:style-name="T26">th</text:span><text:span text:style-name="T20"> &amp; 12</text:span><text:span text:style-name="T26">th</text:span><text:span text:style-name="T20"> standard</text:span></text:p>
        </text:list-item>
        <text:list-item>
          <text:p text:style-name="P55">Acti<text:span text:style-name="T37">ve Member</text:span> <text:span text:style-name="T37">at</text:span> Free Software Foundation – TamilNadu</text:p>
        </text:list-item>
        <text:list-item>
          <text:p text:style-name="P57"><text:span text:style-name="T39">Founder</text:span> of IFET GNU/Linux Users Group </text:p>
        </text:list-item>
        <text:list-item>
          <text:p text:style-name="P57"><text:span text:style-name="T39">Member at</text:span> IFET Mozilla Firefox Club</text:p>
        </text:list-item>
        <text:list-item>
          <text:p text:style-name="P58">Student Ambassador at Mozilla Firefox</text:p>
        </text:list-item>
      </text:list>
      <text:p text:style-name="P25">AREA OF INTEREST:</text:p>
      <text:p text:style-name="P38"/>
      <text:list xml:id="list132607528061550" text:continue-numbering="true" text:style-name="WW8Num10">
        <text:list-item>
          <text:p text:style-name="P59">Mobile Application Development <text:span text:style-name="T32">in</text:span> Cross Platform</text:p>
        </text:list-item>
        <text:list-item>
          <text:p text:style-name="P60"><text:span text:style-name="T38">Playing</text:span> With GNU/Linux Based Operating System</text:p>
        </text:list-item>
        <text:list-item>
          <text:p text:style-name="P61"><text:span text:style-name="T37">Mobile </text:span>Kernel Porting</text:p>
        </text:list-item>
        <text:list-item>
          <text:p text:style-name="P59"><text:span text:style-name="T33">Playing with </text:span>Hardware and Networking</text:p>
        </text:list-item>
        <text:list-item>
          <text:p text:style-name="P62">Web Designing</text:p>
        </text:list-item>
      </text:list>
      <text:p text:style-name="P47"/>
      <text:p text:style-name="P51"><text:span text:style-name="T2">ACHIEVEMENTS:</text:span></text:p>
      <text:list xml:id="list132608616711094" text:continue-numbering="true" text:style-name="WW8Num10">
        <text:list-item>
          <text:p text:style-name="P64">Got 3<text:span text:style-name="T27">rd</text:span> price in <text:span text:style-name="T37">College Level</text:span> Mini Project For Android App Named Jarvis Notify</text:p>
        </text:list-item>
        <text:list-item>
          <text:p text:style-name="P49"><text:span text:style-name="T22">Presented E-Souvenir In IFET College </text:span>By<text:span text:style-name="T22"> using Reveal.js </text:span><text:span text:style-name="T23">and Impress.js</text:span></text:p>
        </text:list-item>
        <text:list-item>
          <text:p text:style-name="P64"><text:span text:style-name="T35">Created a</text:span> simple App Named as Mr.Smart</text:p>
        </text:list-item>
        <text:list-item>
          <text:p text:style-name="P64">RSS Feed reader Application for Free Software Foundation-Tamilnadu</text:p>
        </text:list-item>
        <text:list-item>
          <text:p text:style-name="P64">All the Applications Source <text:span text:style-name="T36">Code</text:span> are Available in Github.com</text:p>
          <text:p text:style-name="P64"><text:a xlink:type="simple" xlink:href="https://github.com/AnandMoorthy" text:style-name="Internet_20_link" text:visited-style-name="Visited_20_Internet_20_Link">https://github.com/AnandMoorthy</text:a></text:p>
          <text:p text:style-name="P63"/>
        </text:list-item>
      </text:list>
      <text:p text:style-name="P5"/>
      <text:p text:style-name="P28">EXTRA &amp; CO-CURRICULAR <text:s/>ACTIVITIES:</text:p>
      <text:p text:style-name="P7"/>
      <text:p text:style-name="P20"/>
      <text:list xml:id="list8978837685195935350" text:style-name="WW8Num6">
        <text:list-item>
          <text:p text:style-name="P65">Scholar of Mofoi Foundation</text:p>
        </text:list-item>
        <text:list-item>
          <text:p text:style-name="P56">At<text:span text:style-name="T40">tend </text:span><text:s/>Workshop in IIT-Madras</text:p>
        </text:list-item>
        <text:list-item>
          <text:p text:style-name="P66">Activist for promotion of Privacy and Free Speech </text:p>
        </text:list-item>
        <text:list-item>
          <text:p text:style-name="P66"><text:span text:style-name="T31">Taking sessions About Mobile Application development In Cross Platform and Free Opensource Softwares</text:span></text:p>
        </text:list-item>
        <text:list-item>
          <text:p text:style-name="P67">Familiar With git</text:p>
        </text:list-item>
        <text:list-item>
          <text:p text:style-name="P67"><text:span text:style-name="T35">Contributor of FirefoxOs</text:span> </text:p>
        </text:list-item>
      </text:list>
      <text:p text:style-name="P39"/>
      <text:p text:style-name="P28">STRENGTHS:</text:p>
      <text:p text:style-name="P47"/>
      <text:p text:style-name="P47"/>
      <text:list xml:id="list9143256416693061348" text:style-name="WW8Num18">
        <text:list-item>
          <text:p text:style-name="P53"><text:span text:style-name="T20">Ability to work with any situations </text:span><text:span text:style-name="T21">with smile.</text:span></text:p>
        </text:list-item>
        <text:list-item>
          <text:p text:style-name="P68">Eager to learn about <text:span text:style-name="T37">Free and Opensource</text:span> Technology.</text:p>
        </text:list-item>
      </text:list>
      <text:p text:style-name="P40">WEAKNESS:</text:p>
      <text:list xml:id="list132608414498610" text:continue-numbering="true" text:style-name="WW8Num18">
        <text:list-item>
          <text:p text:style-name="P69">Spend lot of time with Video Games</text:p>
        </text:list-item>
      </text:list>
      <text:p text:style-name="P37"/>
      <text:p text:style-name="P33"><text:soft-page-break/></text:p>
      <text:p text:style-name="P33"/>
      <text:p text:style-name="P26">PERSONAL INFORMATION</text:p>
      <text:p text:style-name="P8"/>
      <text:p text:style-name="P12"/>
      <text:p text:style-name="P42">Father’s Name <text:s text:c="11"/>: <text:s text:c="6"/>K.Jothy</text:p>
      <text:p text:style-name="P42"/>
      <text:p text:style-name="P42">Date of Birth <text:s text:c="14"/>: <text:s text:c="6"/>20.06.1994 </text:p>
      <text:p text:style-name="P42"/>
      <text:p text:style-name="P42">Marital Status <text:s text:c="12"/>: <text:s text:c="7"/>Single</text:p>
      <text:p text:style-name="P42"/>
      <text:p text:style-name="P8"><text:s text:c="6"/>Gender <text:s text:c="23"/>: <text:s text:c="7"/>Male</text:p>
      <text:p text:style-name="P8"/>
      <text:p text:style-name="P21"><text:span text:style-name="T8"><text:s text:c="6"/>Languages Known <text:s text:c="5"/>: <text:s text:c="7"/></text:span><text:span text:style-name="T10">Tamil</text:span><text:span text:style-name="T8"> and </text:span><text:span text:style-name="T10">English</text:span></text:p>
      <text:p text:style-name="P8"/>
      <text:p text:style-name="P21"><text:span text:style-name="T8"><text:s text:c="6"/>Hobbies <text:s text:c="22"/>: <text:s text:c="7"/>P</text:span><text:span text:style-name="T10">laying Video Games</text:span><text:span text:style-name="T8">,Hear</text:span><text:span text:style-name="T11">ing</text:span><text:span text:style-name="T8"> Yuvan’s </text:span><text:span text:style-name="T10">musics,Reading Books <text:s text:c="2"/><text:tab/><text:tab/><text:tab/><text:tab/><text:tab/> <text:s text:c="3"/>about Science and Socialism</text:span></text:p>
      <text:p text:style-name="P8"><text:tab/></text:p>
      <text:p text:style-name="P9"/>
      <text:p text:style-name="P26">DECLARATION</text:p>
      <text:p text:style-name="P19"/>
      <text:p text:style-name="P8">I here by affirm that the details given above are true of my knowledge and belief, if you given the chance I would prove myself.</text:p>
      <text:p text:style-name="P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12">Date: <text:s/><text:tab/><text:tab/><text:tab/><text:tab/><text:tab/><text:tab/><text:tab/></text:span></text:p>
      <text:p text:style-name="P21"><text:span text:style-name="T12">Place:</text:span><text:span text:style-name="T1"><text:tab/> <text:s text:c="112"/>(</text:span><text:span text:style-name="T12"> <text:s/>ANANDHAMOORTHY.J</text:span><text:span text:style-name="T8">)</text:span><text:span text:style-name="T12"><text:tab/><text:tab/><text:tab/><text:tab/><text:tab/><text:tab/><text:tab/><text:tab/> <text:s text:c="20"/></text:span><text:span text:style-name="T8"><text:s text:c="166"/></text:span></text:p>
      <text:p text:style-name="P32"><text:s text:c="17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/>
      <style:text-properties fo:font-size="12pt" fo:font-weight="bold" style:font-size-asian="12pt" style:font-weight-asian="bold"/>
    </style:style>
    <style:style style:name="Nome" style:family="paragraph" style:parent-style-name="Standard">
      <style:paragraph-properties fo:margin-left="0.751cm" fo:margin-right="0cm" fo:text-indent="-0.751cm" style:auto-text-indent="false"/>
      <style:text-properties fo:font-size="14pt" fo:font-weight="bold" style:font-size-asian="14pt" style:font-weight-asian="bold"/>
    </style:style>
    <style:style style:name="Tit" style:family="paragraph" style:parent-style-name="Standard">
      <style:paragraph-properties fo:margin-left="1.501cm" fo:margin-right="0cm" fo:margin-top="0cm" fo:margin-bottom="0.212cm" loext:contextual-spacing="false" fo:text-indent="-1.501cm" style:auto-text-indent="false" fo:background-color="#f2f2f2">
        <style:background-image/>
      </style:paragraph-properties>
      <style:text-properties fo:font-size="12pt" fo:font-weight="bold" style:font-size-asian="12pt" style:font-weight-asian="bold"/>
    </style:style>
    <style:style style:name="Data_5f_testo" style:display-name="Data_testo" style:family="paragraph" style:parent-style-name="Standard">
      <style:paragraph-properties fo:margin-left="1.752cm" fo:margin-right="0cm" fo:margin-top="0cm" fo:margin-bottom="0.212cm" loext:contextual-spacing="false" fo:text-indent="-1.752cm" style:auto-text-indent="false"/>
      <style:text-properties fo:font-size="11pt" style:font-size-asian="11pt"/>
    </style:style>
    <style:style style:name="Comment_20_Text" style:display-name="Comment Text" style:family="paragraph" style:parent-style-name="Standard"/>
    <style:style style:name="Body_20_Text_20_Keep" style:display-name="Body Text Keep" style:family="paragraph" style:parent-style-name="Text_20_body" style:next-style-name="Text_20_body">
      <style:paragraph-properties fo:margin-top="0cm" fo:margin-bottom="0.423cm" loext:contextual-spacing="false" fo:line-height="100%" fo:keep-with-next="always"/>
      <style:text-properties style:font-name="Garamond" fo:font-family="Garamond" style:font-family-generic="roman" style:font-pitch="variable" fo:font-size="12pt" fo:letter-spacing="-0.009cm" style:font-size-asian="12pt" style:font-name-complex="Garamond" style:font-family-complex="Garamond" style:font-family-generic-complex="roman" style:font-pitch-complex="variable"/>
    </style:style>
    <style:style style:name="Plain_20_Text" style:display-name="Plain Text" style:family="paragraph" style:parent-style-name="Standard">
      <style:paragraph-properties fo:orphans="0" fo:widows="0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Body_20_Text_20_Indent_20_2" style:display-name="Body Text Indent 2" style:family="paragraph" style:parent-style-name="Standard">
      <style:paragraph-properties fo:margin-left="5.08cm" fo:margin-right="0cm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1.27cm" fo:margin-right="0cm" fo:text-indent="0cm" style:auto-text-indent="false"/>
      <style:text-properties fo:font-size="12pt" style:font-size-asian="12pt"/>
    </style:style>
    <style:style style:name="Body_20_Text_20_3" style:display-name="Body Text 3" style:family="paragraph" style:parent-style-name="Standard">
      <style:text-properties fo:font-size="12pt" style:font-size-asian="12pt"/>
    </style:style>
    <style:style style:name="Header" style:family="paragraph" style:parent-style-name="Standard" style:class="extra">
      <style:text-properties fo:font-size="12pt" style:font-size-asian="12pt"/>
    </style:style>
    <style:style style:name="Block_20_Text" style:display-name="Block Text" style:family="paragraph" style:parent-style-name="Standard">
      <style:paragraph-properties fo:margin-left="1.27cm" fo:margin-right="0.159cm" fo:text-align="justify" style:justify-single-word="false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3.81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Table_20_Text" style:display-name="Table Tex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List_20_Bullet" style:display-name="List Bullet" style:family="paragraph" style:parent-style-name="Standard" style:list-style-name="WW8Num1">
      <style:paragraph-properties fo:margin-top="0cm" fo:margin-bottom="0cm" loext:contextual-spacing="true" fo:line-height="115%"/>
      <style:text-properties fo:color="#000000" style:font-name="Perpetua" fo:font-family="Perpetua" style:font-family-generic="roman" style:font-pitch="variable" fo:font-size="11pt" style:font-name-asian="Perpetua" style:font-family-asian="Perpetua" style:font-family-generic-asian="roman" style:font-pitch-asian="variable" style:font-size-asian="11pt" style:language-asian="ja" style:country-asian="JP" style:font-name-complex="Perpetua" style:font-family-complex="Perpetua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9d3511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normal" style:font-weight-asian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00"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fo:font-weight="bold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color="#000000"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fo:color="#000000"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fo:color="#000000"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/>
    <style:style style:name="Body_20_Text_20_3_20_Char" style:display-name="Body Text 3 Char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2.03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07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77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847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17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87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657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29cm" fo:margin-bottom="0.233cm" fo:margin-left="0.829cm" fo:margin-right="0.829cm" fo:border="0.51pt solid #000000" fo:padding-top="0.153cm" fo:padding-bottom="0cm" fo:padding-left="1.134cm" fo:padding-right="1.185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VITAE</dc:title>
    <meta:initial-creator>kumar</meta:initial-creator>
    <meta:creation-date>2013-07-04T07:57:00</meta:creation-date>
    <dc:creator>Anandha Moorthy</dc:creator>
    <dc:date>2014-12-01T13:26:07.303997024</dc:date>
    <meta:print-date>2012-05-31T20:24:00</meta:print-date>
    <meta:editing-cycles>75</meta:editing-cycles>
    <meta:editing-duration>PT2H52M27S</meta:editing-duration>
    <meta:generator>LibreOffice/4.3.4.1$Linux_x86 LibreOffice_project/430m0$Build-1</meta:generator>
    <meta:document-statistic meta:table-count="1" meta:image-count="2" meta:object-count="0" meta:page-count="3" meta:paragraph-count="87" meta:word-count="371" meta:character-count="3378" meta:non-whitespace-character-count="2148"/>
  </office:meta>
</office:document-meta>
</file>